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B800000111456F0BD0.jpg"/>
  <manifest:file-entry manifest:media-type="image/jpeg" manifest:full-path="Pictures/10000000000000E1000000E19C629F29.jpg"/>
  <manifest:file-entry manifest:media-type="image/png" manifest:full-path="Pictures/100002010000029D000000468E42D815.png"/>
  <manifest:file-entry manifest:media-type="image/png" manifest:full-path="Pictures/10000201000001F40000002B056517EB.png"/>
  <manifest:file-entry manifest:media-type="image/png" manifest:full-path="Pictures/1000020100000220000000F70CCFFA1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 style:family="graphic" style:parent-style-name="standard">
      <style:graphic-properties draw:stroke="none" svg:stroke-color="#ffff00" draw:fill="none" draw:fill-color="#ffffff" draw:auto-grow-height="true" draw:auto-grow-width="false" fo:max-height="0cm" fo:min-height="0cm"/>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graphic-properties style:protect="size"/>
    </style:style>
    <style:style style:name="gr7" style:family="graphic" style:parent-style-name="standard">
      <style:graphic-properties draw:stroke="dash" draw:stroke-dash="Fine_20_Dashed_20__28_var_29_" svg:stroke-width="0.051cm" svg:stroke-color="#0000ff" draw:marker-start-width="0.381cm" draw:marker-end-width="0.381cm" draw:fill="solid" draw:fill-color="#ffffff" draw:textarea-horizontal-align="justify" draw:textarea-vertical-align="middle" draw:auto-grow-height="false" fo:padding-top="0.151cm" fo:padding-bottom="0.151cm" fo:padding-left="0.276cm" fo:padding-right="0.276cm"/>
    </style:style>
    <style:style style:name="gr8" style:family="graphic" style:parent-style-name="standard">
      <style:graphic-properties draw:fill="solid" draw:fill-color="#fff7c1" draw:textarea-horizontal-align="justify" draw:textarea-vertical-align="middle" draw:auto-grow-height="false"/>
    </style:style>
    <style:style style:name="gr9" style:family="graphic" style:parent-style-name="standard">
      <style:graphic-properties draw:stroke="none" svg:stroke-color="#000000" draw:fill="none" draw:fill-color="#ffffff" fo:min-height="1.02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639cm"/>
    </style:style>
    <style:style style:name="gr12" style:family="graphic" style:parent-style-name="standard">
      <style:graphic-properties draw:stroke="dash" draw:stroke-dash="Fine_20_Dashed_20__28_var_29_" svg:stroke-width="0.051cm" svg:stroke-color="#ff0000" draw:marker-start-width="0.381cm" draw:marker-end-width="0.381cm" draw:fill="solid" draw:fill-color="#ffffff" draw:textarea-horizontal-align="justify" draw:textarea-vertical-align="middle" draw:auto-grow-height="false" fo:padding-top="0.151cm" fo:padding-bottom="0.151cm" fo:padding-left="0.276cm" fo:padding-right="0.276cm"/>
    </style:style>
    <style:style style:name="gr13" style:family="graphic" style:parent-style-name="standard">
      <style:graphic-properties svg:stroke-color="#800080" draw:fill="solid" draw:fill-color="#cbe2d1" draw:textarea-horizontal-align="justify" draw:textarea-vertical-align="middle" draw:auto-grow-height="false" draw:shadow-offset-x="0.305cm" draw:shadow-offset-y="0.3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ffe1db" draw:textarea-horizontal-align="justify" draw:textarea-vertical-align="middle" draw:auto-grow-height="false"/>
    </style:style>
    <style:style style:name="gr16" style:family="graphic" style:parent-style-name="standard">
      <style:graphic-properties draw:fill="solid" draw:fill-color="#ffffff" draw:textarea-horizontal-align="justify" draw:textarea-vertical-align="middle" draw:auto-grow-height="false"/>
    </style:style>
    <style:style style:name="gr17" style:family="graphic" style:parent-style-name="standard">
      <style:graphic-properties svg:stroke-color="#800080" draw:fill="solid" draw:fill-color="#fff7c1" draw:textarea-horizontal-align="justify" draw:textarea-vertical-align="middle" draw:auto-grow-height="false" draw:shadow-offset-x="0.305cm" draw:shadow-offset-y="0.305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objectwithoutfill">
      <style:graphic-properties draw:marker-start="Arrow" draw:fill="none" draw:textarea-horizontal-align="center" draw:textarea-vertical-align="middle"/>
    </style:style>
    <style:style style:name="gr20" style:family="graphic" style:parent-style-name="standard">
      <style:graphic-properties draw:marker-start="Arrow" draw:fill="solid" draw:fill-color="#e7efe0" draw:textarea-horizontal-align="justify" draw:textarea-vertical-align="middle" draw:auto-grow-height="false"/>
    </style:style>
    <style:style style:name="gr21" style:family="graphic" style:parent-style-name="standard">
      <style:graphic-properties draw:stroke="dash" draw:stroke-dash="Fine_20_Dashed" svg:stroke-width="0.102cm" svg:stroke-color="#008080" draw:marker-start="Arrow" draw:marker-start-width="0.457cm" draw:marker-end="Arrow"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color="#000000" draw:marker-start="Arrow" draw:fill="none" draw:fill-color="#ffffff" draw:auto-grow-height="true" draw:auto-grow-width="false" fo:max-height="0cm" fo:min-height="0cm"/>
    </style:style>
    <style:style style:name="gr23" style:family="graphic" style:parent-style-name="standard">
      <style:graphic-properties draw:marker-start="Arrow" draw:marker-end="Arrow" draw:textarea-horizontal-align="center" draw:textarea-vertical-align="middle"/>
    </style:style>
    <style:style style:name="gr24" style:family="graphic" style:parent-style-name="standard">
      <style:graphic-properties draw:marker-start="Arrow" draw:fill-color="#ccc3c4" draw:textarea-horizontal-align="justify" draw:textarea-vertical-align="middle" draw:auto-grow-height="false"/>
    </style:style>
    <style:style style:name="gr25" style:family="graphic" style:parent-style-name="standard">
      <style:graphic-properties draw:marker-start="Arrow" draw:marker-end="" draw:textarea-horizontal-align="center" draw:textarea-vertical-align="middle"/>
    </style:style>
    <style:style style:name="gr26" style:family="graphic" style:parent-style-name="standard">
      <style:graphic-properties draw:marker-start="" draw:marker-end="Arrow" draw:textarea-horizontal-align="center"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style:paragraph-properties fo:text-align="center"/>
    </style:style>
    <style:style style:name="P3" style:family="paragraph">
      <style:text-properties fo:color="#e6ff00"/>
    </style:style>
    <style:style style:name="P4" style:family="paragraph">
      <style:text-properties fo:color="#ffff99"/>
    </style:style>
    <style:style style:name="P5" style:family="paragraph">
      <style:paragraph-properties fo:text-align="start"/>
    </style:style>
    <style:style style:name="P6" style:family="paragraph">
      <style:paragraph-properties fo:text-align="center"/>
      <style:text-properties fo:font-size="12pt" style:font-size-asian="12pt" style:font-size-complex="12pt"/>
    </style:style>
    <style:style style:name="P7" style:family="paragraph">
      <style:text-properties fo:color="#00ae00"/>
    </style:style>
    <style:style style:name="T1" style:family="text">
      <style:text-properties fo:color="#e6ff00"/>
    </style:style>
    <style:style style:name="T2" style:family="text">
      <style:text-properties fo:color="#ffff99"/>
    </style:style>
    <style:style style:name="T3" style:family="text">
      <style:text-properties fo:font-size="12pt" style:font-size-asian="12pt" style:font-size-complex="12pt"/>
    </style:style>
    <style:style style:name="T4"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ardware Layout</text:p>
          </draw:text-box>
        </draw:frame>
        <draw:frame presentation:style-name="pr2" draw:text-style-name="P1" draw:layer="layout" svg:width="25.199cm" svg:height="13.859cm" svg:x="1.4cm" svg:y="4.914cm" presentation:class="subtitle" presentation:placeholder="true" presentation:user-transformed="true">
          <draw:text-box/>
        </draw:frame>
        <draw:frame draw:style-name="gr1" draw:text-style-name="P2" xml:id="id4" draw:id="id4" draw:layer="layout" svg:width="12.01cm" svg:height="5.452cm" svg:x="13.589cm" svg:y="6.787cm">
          <draw:image xlink:href="Pictures/1000020100000220000000F70CCFFA12.png" xlink:type="simple" xlink:show="embed" xlink:actuate="onLoad">
            <text:p/>
          </draw:image>
        </draw:frame>
        <draw:custom-shape draw:style-name="gr2" draw:text-style-name="P2" xml:id="id1" draw:id="id1" draw:layer="layout" svg:width="6.159cm" svg:height="3.919cm" svg:x="3.175cm" svg:y="11.7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 draw:id="id3">
          <draw:frame draw:style-name="gr1" draw:text-style-name="P2" draw:layer="layout" svg:width="10.16cm" svg:height="0.889cm" svg:x="6.794cm" svg:y="8.382cm">
            <draw:image xlink:href="Pictures/10000201000001F40000002B056517EB.png" xlink:type="simple" xlink:show="embed" xlink:actuate="onLoad">
              <text:p/>
            </draw:image>
          </draw:frame>
          <draw:frame draw:style-name="gr3" draw:text-style-name="P3" draw:layer="layout" svg:width="5.468cm" svg:height="1.016cm" svg:x="7.81cm" svg:y="8.318cm">
            <draw:text-box>
              <text:p text:style-name="P3"><text:span text:style-name="T1">Thermopolis SBC</text:span></text:p>
            </draw:text-box>
          </draw:frame>
        </draw:g>
        <draw:g>
          <draw:frame draw:style-name="gr1" draw:text-style-name="P2" xml:id="id2" draw:id="id2" draw:layer="layout" svg:width="5.952cm" svg:height="5.952cm" svg:x="18.097cm" svg:y="12.555cm">
            <draw:image xlink:href="Pictures/10000000000000E1000000E19C629F29.jpg" xlink:type="simple" xlink:show="embed" xlink:actuate="onLoad">
              <text:p/>
            </draw:image>
          </draw:frame>
          <draw:frame draw:style-name="gr4" draw:text-style-name="P4" draw:layer="layout" svg:width="2.985cm" svg:height="0.962cm" svg:x="20.319cm" svg:y="13.897cm">
            <draw:text-box>
              <text:p text:style-name="P4"><text:span text:style-name="T2">Browser</text:span></text:p>
            </draw:text-box>
          </draw:frame>
        </draw:g>
        <draw:connector draw:style-name="gr5" draw:text-style-name="P2" draw:layer="layout" draw:type="line" svg:x1="9.334cm" svg:y1="13.724cm" svg:x2="18.097cm" svg:y2="15.531cm" draw:start-shape="id1" draw:start-glue-point="1" draw:end-shape="id2" svg:d="m9334 13724 8763 1807">
          <text:p/>
        </draw:connector>
        <draw:connector draw:style-name="gr5" draw:text-style-name="P2" draw:layer="layout" draw:type="line" svg:x1="6.254cm" svg:y1="11.765cm" svg:x2="11.874cm" svg:y2="9.334cm" draw:start-shape="id1" draw:start-glue-point="0" draw:end-shape="id3" draw:end-glue-point="2" svg:d="m6254 11765 5620-2431">
          <text:p/>
        </draw:connector>
        <draw:connector draw:style-name="gr5" draw:text-style-name="P2" draw:layer="layout" draw:type="curve" draw:line-skew="-0.511cm" svg:x1="11.874cm" svg:y1="8.318cm" svg:x2="19.594cm" svg:y2="6.787cm" draw:start-shape="id3" draw:end-shape="id4" svg:d="m11874 8318c0-3813 7720-3047 7720-1531">
          <text:p/>
        </draw:connector>
        <presentation:notes draw:style-name="dp2">
          <draw:page-thumbnail draw:style-name="gr6"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7" draw:text-style-name="P5" xml:id="id6" draw:id="id6" draw:layer="layout" svg:width="15.113cm" svg:height="7.811cm" svg:x="2.476cm" svg:y="10.731cm">
          <text:p text:style-name="P5">ZenossZope</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Software Layout</text:p>
          </draw:text-box>
        </draw:frame>
        <draw:frame presentation:style-name="pr5" draw:layer="layout" svg:width="25.199cm" svg:height="13.859cm" svg:x="1.4cm" svg:y="4.914cm" presentation:class="outline" presentation:placeholder="true">
          <draw:text-box/>
        </draw:frame>
        <draw:g>
          <draw:custom-shape draw:style-name="gr8" draw:text-style-name="P2" draw:layer="layout" svg:width="5.715cm" svg:height="1.905cm" svg:x="11.566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layer="layout" svg:width="5.08cm" svg:height="1.27cm" svg:x="12.201cm" svg:y="16.745cm">
            <draw:text-box>
              <text:p>chManDaemon</text:p>
            </draw:text-box>
          </draw:frame>
        </draw:g>
        <draw:custom-shape draw:style-name="gr10" draw:text-style-name="P6" draw:layer="layout" svg:width="3.239cm" svg:height="1.334cm" svg:x="7.111cm" svg:y="16.51cm">
          <text:p text:style-name="P6"><text:span text:style-name="T3">ZenPackPortlet</text:span></text:p>
          <draw:enhanced-geometry svg:viewBox="0 0 21600 21600" draw:type="rectangle" draw:enhanced-path="M 0 0 L 21600 0 21600 21600 0 21600 0 0 Z N"/>
        </draw:custom-shape>
        <draw:custom-shape draw:style-name="gr10" draw:text-style-name="P6" draw:layer="layout" svg:width="3.239cm" svg:height="1.334cm" svg:x="10.604cm" svg:y="11.62cm">
          <text:p text:style-name="P6"><text:span text:style-name="T3">ZenPackDevices</text:span></text:p>
          <draw:enhanced-geometry svg:viewBox="0 0 21600 21600" draw:type="rectangle" draw:enhanced-path="M 0 0 L 21600 0 21600 21600 0 21600 0 0 Z N"/>
        </draw:custom-shape>
        <draw:g>
          <draw:custom-shape draw:style-name="gr8" draw:text-style-name="P2" draw:layer="layout" svg:width="3.619cm" svg:height="1.333cm" svg:x="3.11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3.217cm" svg:height="0.962cm" svg:x="3.513cm" svg:y="11.874cm">
            <draw:text-box>
              <text:p>zen...</text:p>
            </draw:text-box>
          </draw:frame>
        </draw:g>
        <draw:g>
          <draw:custom-shape draw:style-name="gr8" draw:text-style-name="P2" draw:layer="layout" svg:width="3.619cm" svg:height="1.333cm" svg:x="4.254cm" svg:y="11.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3.217cm" svg:height="0.962cm" svg:x="4.656cm" svg:y="12.192cm">
            <draw:text-box>
              <text:p>zen...</text:p>
            </draw:text-box>
          </draw:frame>
        </draw:g>
        <draw:g>
          <draw:custom-shape draw:style-name="gr8" draw:text-style-name="P2" draw:layer="layout" svg:width="3.619cm" svg:height="1.333cm" svg:x="5.2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3.217cm" svg:height="0.962cm" svg:x="5.672cm" svg:y="12.564cm">
            <draw:text-box>
              <text:p>zen...</text:p>
            </draw:text-box>
          </draw:frame>
        </draw:g>
        <draw:g>
          <draw:custom-shape draw:style-name="gr8" draw:text-style-name="P2" draw:layer="layout" svg:width="3.619cm" svg:height="1.333cm" svg:x="6.394cm" svg:y="12.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3.217cm" svg:height="0.962cm" svg:x="6.796cm" svg:y="13.072cm">
            <draw:text-box>
              <text:p>zen...py</text:p>
            </draw:text-box>
          </draw:frame>
        </draw:g>
        <draw:custom-shape draw:style-name="gr12" draw:text-style-name="P5" xml:id="id5" draw:id="id5" draw:layer="layout" svg:width="8.577cm" svg:height="3.683cm" svg:x="15.743cm" svg:y="5.842cm">
          <text:p text:style-name="P5">Browser</text:p>
          <draw:enhanced-geometry svg:viewBox="0 0 21600 21600" draw:type="rectangle" draw:enhanced-path="M 0 0 L 21600 0 21600 21600 0 21600 0 0 Z N"/>
        </draw:custom-shape>
        <draw:custom-shape draw:style-name="gr13" draw:text-style-name="P2" draw:layer="layout" svg:width="3.43cm" svg:height="1.777cm" svg:x="19.685cm" svg:y="7.621cm">
          <text:p text:style-name="P2">WebAp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s" draw:line-skew="0cm 1.952cm" svg:x1="20.031cm" svg:y1="9.525cm" svg:x2="17.589cm" svg:y2="14.636cm" draw:start-shape="id5" draw:end-shape="id6" svg:d="m20031 9525v525l35 4586h-2477">
          <text:p/>
        </draw:connector>
        <presentation:notes draw:style-name="dp2">
          <draw:page-thumbnail draw:style-name="gr6"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Data Flow</text:p>
          </draw:text-box>
        </draw:frame>
        <draw:frame draw:style-name="gr1" draw:text-style-name="P2" xml:id="id9" draw:id="id9" draw:layer="layout" svg:width="2.413cm" svg:height="2.751cm" svg:x="11.62cm" svg:y="17.653cm" presentation:class="graphic" presentation:user-transformed="true">
          <draw:image xlink:href="Pictures/10000000000000B800000111456F0BD0.jpg" xlink:type="simple" xlink:show="embed" xlink:actuate="onLoad">
            <text:p/>
          </draw:image>
        </draw:frame>
        <draw:g xml:id="id14" draw:id="id14">
          <draw:custom-shape draw:style-name="gr14" draw:text-style-name="P2" draw:layer="layout" svg:width="3.701cm" svg:height="1.905cm" svg:x="11.557cm" svg:y="14.3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layer="layout" svg:width="4.318cm" svg:height="1.673cm" svg:x="11.557cm" svg:y="14.6cm">
            <draw:text-box>
              <text:p>MySQL persistent</text:p>
            </draw:text-box>
          </draw:frame>
        </draw:g>
        <draw:custom-shape draw:style-name="gr15" draw:text-style-name="P6" xml:id="id11" draw:id="id11" draw:layer="layout" svg:width="2.413cm" svg:height="1.524cm" svg:x="13.525cm" svg:y="12.319cm">
          <text:p text:style-name="P6"><text:span text:style-name="T3">chassisXML</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5" draw:text-style-name="P6" xml:id="id13" draw:id="id13" draw:layer="layout" svg:width="2.413cm" svg:height="1.524cm" svg:x="13.525cm" svg:y="10.287cm">
          <text:p text:style-name="P6"><text:span text:style-name="T3">deviceXML</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5" draw:text-style-name="P6" xml:id="id7" draw:id="id7" draw:layer="layout" svg:width="2.413cm" svg:height="1.524cm" svg:x="13.589cm" svg:y="8.445cm">
          <text:p text:style-name="P6"><text:span text:style-name="T3">dataXML</text:span></text:p>
          <draw:enhanced-geometry svg:viewBox="0 0 21600 21600" draw:text-areas="2540 0 19060 21600" draw:type="flowchart-predefined-process" draw:enhanced-path="M 0 0 L 21600 0 21600 21600 0 21600 Z N M 2540 0 L 2540 21600 N M 19060 0 L 19060 21600 N"/>
        </draw:custom-shape>
        <draw:g>
          <draw:frame draw:style-name="gr1" draw:text-style-name="P2" draw:layer="layout" svg:width="7.238cm" svg:height="3.429cm" svg:x="10.604cm" svg:y="3.492cm">
            <draw:image xlink:href="Pictures/1000020100000220000000F70CCFFA12.png" xlink:type="simple" xlink:show="embed" xlink:actuate="onLoad">
              <text:p/>
            </draw:image>
          </draw:frame>
          <draw:custom-shape draw:style-name="gr16" draw:text-style-name="P2" draw:layer="layout" svg:width="5.587cm" svg:height="2.636cm" svg:x="11.446cm" svg:y="4.011cm">
            <text:p text:style-name="P2">Reality:</text:p>
            <text:p text:style-name="P2">SNMP etc</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g>
        <draw:g xml:id="id12" draw:id="id12">
          <draw:custom-shape draw:style-name="gr8" draw:text-style-name="P2" draw:layer="layout" svg:width="5.715cm" svg:height="1.905cm" svg:x="20.574cm" svg:y="8.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layer="layout" svg:width="5.08cm" svg:height="1.27cm" svg:x="21.209cm" svg:y="9.588cm">
            <draw:text-box>
              <text:p>chManDaemon</text:p>
            </draw:text-box>
          </draw:frame>
        </draw:g>
        <draw:custom-shape draw:style-name="gr13" draw:text-style-name="P2" xml:id="id8" draw:id="id8" draw:layer="layout" svg:width="5.715cm" svg:height="1.905cm" svg:x="0.952cm" svg:y="9.271cm">
          <text:p text:style-name="P2">WebAp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10" draw:id="id10" draw:layer="layout" svg:width="5.715cm" svg:height="1.905cm" svg:x="20.891cm" svg:y="13.652cm">
          <text:p text:style-name="P2">Zeno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2" draw:layer="layout" draw:type="line" svg:x1="13.589cm" svg:y1="9.207cm" svg:x2="5.83cm" svg:y2="9.55cm" draw:start-shape="id7" draw:start-glue-point="3" draw:end-shape="id8" draw:end-glue-point="11" svg:d="m13589 9207-7759 343">
          <text:p/>
        </draw:connector>
        <draw:connector draw:style-name="gr5" draw:text-style-name="P2" draw:layer="layout" draw:type="line" svg:x1="11.62cm" svg:y1="19.028cm" svg:x2="3.809cm" svg:y2="11.176cm" draw:start-shape="id9" draw:start-glue-point="3" draw:end-shape="id8" draw:end-glue-point="8" svg:d="m11620 19028-7811-7852">
          <text:p/>
        </draw:connector>
        <draw:connector draw:style-name="gr5" draw:text-style-name="P2" draw:layer="layout" draw:type="line" svg:x1="14.033cm" svg:y1="19.028cm" svg:x2="23.748cm" svg:y2="15.557cm" draw:start-shape="id9" draw:start-glue-point="1" draw:end-shape="id10" draw:end-glue-point="8" svg:d="m14033 19028 9715-3471">
          <text:p/>
        </draw:connector>
        <draw:connector draw:style-name="gr5" draw:text-style-name="P2" draw:layer="layout" draw:type="line" svg:x1="13.525cm" svg:y1="13.081cm" svg:x2="5.83cm" svg:y2="10.897cm" draw:start-shape="id11" draw:start-glue-point="3" draw:end-shape="id8" draw:end-glue-point="9" svg:d="m13525 13081-7695-2184">
          <text:p/>
        </draw:connector>
        <draw:connector draw:style-name="gr18" draw:text-style-name="P2" draw:layer="layout" draw:type="line" svg:x1="20.574cm" svg:y1="9.905cm" svg:x2="16.002cm" svg:y2="9.207cm" draw:start-shape="id12" draw:start-glue-point="3" draw:end-shape="id7" draw:end-glue-point="1" svg:d="m20574 9905-4572-698">
          <text:p/>
        </draw:connector>
        <draw:connector draw:style-name="gr18" draw:text-style-name="P2" draw:layer="layout" draw:type="line" svg:x1="20.574cm" svg:y1="9.905cm" svg:x2="15.938cm" svg:y2="11.049cm" draw:start-shape="id12" draw:start-glue-point="3" draw:end-shape="id13" draw:end-glue-point="1" svg:d="m20574 9905-4636 1144">
          <text:p/>
        </draw:connector>
        <draw:connector draw:style-name="gr5" draw:text-style-name="P2" draw:layer="layout" draw:type="line" svg:x1="23.431cm" svg:y1="10.858cm" svg:x2="15.875cm" svg:y2="15.32cm" draw:start-shape="id12" draw:start-glue-point="2" draw:end-shape="id14" svg:d="m23431 10858-7556 4462">
          <text:p/>
        </draw:connector>
        <draw:path draw:style-name="gr19" draw:text-style-name="P2" draw:layer="layout" svg:width="4.477cm" svg:height="6.581cm" draw:transform="rotate (1.70797920600133) translate (18.5183729219494cm 9.83287897339246cm)" svg:viewBox="0 0 4478 6582" svg:d="m0 6434c3410 1305 4478-6434 4478-6434">
          <text:p/>
        </draw:path>
        <draw:custom-shape draw:style-name="gr20" draw:text-style-name="P2" xml:id="id15" draw:id="id15" draw:layer="layout" svg:width="2.794cm" svg:height="1.397cm" svg:x="22.733cm" svg:y="18.161cm">
          <text:p text:style-name="P2">Backu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5" draw:text-style-name="P2" draw:layer="layout" draw:type="line" svg:x1="24.13cm" svg:y1="18.161cm" svg:x2="23.748cm" svg:y2="15.557cm" draw:start-shape="id15" draw:start-glue-point="7" draw:end-shape="id10" draw:end-glue-point="8" svg:d="m24130 18161-382-2604">
          <text:p/>
        </draw:connector>
        <draw:connector draw:style-name="gr21" draw:text-style-name="P2" draw:layer="layout" draw:type="lines" draw:line-skew="-0.831cm -1.143cm" svg:x1="23.431cm" svg:y1="8.953cm" svg:x2="3.809cm" svg:y2="9.271cm" draw:start-shape="id12" draw:start-glue-point="0" draw:end-shape="id8" draw:end-glue-point="4" svg:d="m23431 8953v-1333l-19622 6v1645">
          <text:p/>
        </draw:connector>
        <draw:frame draw:style-name="gr22" draw:text-style-name="P7" draw:layer="layout" svg:width="3.111cm" svg:height="0.962cm" svg:x="4.635cm" svg:y="6.604cm">
          <draw:text-box>
            <text:p text:style-name="P7"><text:span text:style-name="T4">events</text:span></text:p>
          </draw:text-box>
        </draw:frame>
        <draw:line draw:style-name="gr23" draw:text-style-name="P2" draw:layer="layout" svg:x1="15.938cm" svg:y1="13.081cm" svg:x2="21.336cm" svg:y2="10.604cm">
          <text:p/>
        </draw:line>
        <draw:line draw:style-name="gr23" draw:text-style-name="P2" draw:layer="layout" svg:x1="25.019cm" svg:y1="13.779cm" svg:x2="24.574cm" svg:y2="10.858cm">
          <text:p/>
        </draw:line>
        <presentation:notes draw:style-name="dp2">
          <draw:page-thumbnail draw:style-name="gr6"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p>Temporary Data Flow</text:p>
          </draw:text-box>
        </draw:frame>
        <draw:frame presentation:style-name="pr5" draw:layer="layout" svg:width="25.199cm" svg:height="13.859cm" svg:x="1.4cm" svg:y="4.914cm" presentation:class="outline" presentation:placeholder="true">
          <draw:text-box/>
        </draw:frame>
        <draw:frame draw:style-name="gr1" draw:text-style-name="P2" xml:id="id16" draw:id="id16" draw:layer="layout" svg:width="2.413cm" svg:height="2.751cm" svg:x="11.62cm" svg:y="17.653cm">
          <draw:image xlink:href="Pictures/10000000000000B800000111456F0BD0.jpg" xlink:type="simple" xlink:show="embed" xlink:actuate="onLoad">
            <text:p/>
          </draw:image>
        </draw:frame>
        <draw:g xml:id="id20" draw:id="id20">
          <draw:custom-shape draw:style-name="gr14" draw:text-style-name="P2" draw:layer="layout" svg:width="3.701cm" svg:height="1.905cm" svg:x="11.557cm" svg:y="14.3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layer="layout" svg:width="4.318cm" svg:height="1.673cm" svg:x="11.557cm" svg:y="14.6cm">
            <draw:text-box>
              <text:p>MySQL persistent</text:p>
            </draw:text-box>
          </draw:frame>
        </draw:g>
        <draw:custom-shape draw:style-name="gr15" draw:text-style-name="P6" xml:id="id19" draw:id="id19" draw:layer="layout" svg:width="2.413cm" svg:height="1.524cm" svg:x="13.525cm" svg:y="12.319cm">
          <text:p text:style-name="P6"><text:span text:style-name="T3">chassisXML</text:span></text:p>
          <draw:enhanced-geometry svg:viewBox="0 0 21600 21600" draw:text-areas="2540 0 19060 21600" draw:type="flowchart-predefined-process" draw:enhanced-path="M 0 0 L 21600 0 21600 21600 0 21600 Z N M 2540 0 L 2540 21600 N M 19060 0 L 19060 21600 N"/>
        </draw:custom-shape>
        <draw:g>
          <draw:frame draw:style-name="gr1" draw:text-style-name="P2" draw:layer="layout" svg:width="7.238cm" svg:height="3.429cm" svg:x="14.859cm" svg:y="4.254cm">
            <draw:image xlink:href="Pictures/1000020100000220000000F70CCFFA12.png" xlink:type="simple" xlink:show="embed" xlink:actuate="onLoad">
              <text:p/>
            </draw:image>
          </draw:frame>
          <draw:custom-shape draw:style-name="gr16" draw:text-style-name="P2" draw:layer="layout" svg:width="5.587cm" svg:height="2.636cm" svg:x="15.701cm" svg:y="4.773cm">
            <text:p text:style-name="P2">Reality:</text:p>
            <text:p text:style-name="P2">SNMP etc</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g>
        <draw:g>
          <draw:custom-shape draw:style-name="gr8" draw:text-style-name="P2" draw:layer="layout" svg:width="5.715cm" svg:height="1.905cm" svg:x="19.113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layer="layout" svg:width="5.08cm" svg:height="1.27cm" svg:x="19.748cm" svg:y="9.461cm">
            <draw:text-box>
              <text:p>chManDaemon</text:p>
            </draw:text-box>
          </draw:frame>
        </draw:g>
        <draw:custom-shape draw:style-name="gr13" draw:text-style-name="P2" xml:id="id17" draw:id="id17" draw:layer="layout" svg:width="5.715cm" svg:height="1.905cm" svg:x="0.952cm" svg:y="9.271cm">
          <text:p text:style-name="P2">WebAp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18" draw:id="id18" draw:layer="layout" svg:width="5.715cm" svg:height="1.905cm" svg:x="20.891cm" svg:y="13.652cm">
          <text:p text:style-name="P2">Zeno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2" draw:layer="layout" draw:type="line" svg:x1="11.62cm" svg:y1="19.028cm" svg:x2="3.809cm" svg:y2="11.176cm" draw:start-shape="id16" draw:start-glue-point="3" draw:end-shape="id17" draw:end-glue-point="8" svg:d="m11620 19028-7811-7852">
          <text:p/>
        </draw:connector>
        <draw:connector draw:style-name="gr5" draw:text-style-name="P2" draw:layer="layout" draw:type="line" svg:x1="14.033cm" svg:y1="19.028cm" svg:x2="23.748cm" svg:y2="15.557cm" draw:start-shape="id16" draw:start-glue-point="1" draw:end-shape="id18" draw:end-glue-point="8" svg:d="m14033 19028 9715-3471">
          <text:p/>
        </draw:connector>
        <draw:connector draw:style-name="gr5" draw:text-style-name="P2" draw:layer="layout" draw:type="line" svg:x1="13.525cm" svg:y1="13.081cm" svg:x2="5.83cm" svg:y2="10.897cm" draw:start-shape="id19" draw:start-glue-point="3" draw:end-shape="id17" draw:end-glue-point="9" svg:d="m13525 13081-7695-2184">
          <text:p/>
        </draw:connector>
        <draw:connector draw:style-name="gr5" draw:text-style-name="P2" draw:layer="layout" draw:type="line" svg:x1="20.891cm" svg:y1="14.605cm" svg:x2="15.875cm" svg:y2="15.32cm" draw:start-shape="id18" draw:start-glue-point="6" draw:end-shape="id20" svg:d="m20891 14605-5016 715">
          <text:p/>
        </draw:connector>
        <draw:path draw:style-name="gr19" draw:text-style-name="P2" draw:layer="layout" svg:width="9.247cm" svg:height="4.073cm" draw:transform="rotate (1.70797920600133) translate (23.4804610075897cm 14.6922510451844cm)" svg:viewBox="0 0 9248 4074" svg:d="m0 2963c10390 3678 9244-2954 9181-2963">
          <text:p/>
        </draw:path>
        <draw:custom-shape draw:style-name="gr20" draw:text-style-name="P2" xml:id="id21" draw:id="id21" draw:layer="layout" svg:width="2.794cm" svg:height="1.397cm" svg:x="22.733cm" svg:y="18.161cm">
          <text:p text:style-name="P2">Backu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5" draw:text-style-name="P2" draw:layer="layout" draw:type="line" svg:x1="24.13cm" svg:y1="18.161cm" svg:x2="23.748cm" svg:y2="15.557cm" draw:start-shape="id21" draw:start-glue-point="7" draw:end-shape="id18" draw:end-glue-point="8" svg:d="m24130 18161-382-2604">
          <text:p/>
        </draw:connector>
        <draw:line draw:style-name="gr23" draw:text-style-name="P2" draw:layer="layout" svg:x1="23.685cm" svg:y1="13.589cm" svg:x2="22.669cm" svg:y2="10.731cm">
          <text:p/>
        </draw:line>
        <draw:custom-shape draw:style-name="gr24" draw:text-style-name="P2" draw:layer="layout" svg:width="3.873cm" svg:height="2.349cm" svg:x="8.001cm" svg:y="6.731cm">
          <text:p text:style-name="P2">Apache</text:p>
          <draw:enhanced-geometry svg:viewBox="0 0 21600 21600" draw:glue-points="10800 0 0 10800 10800 21600 21600 10800" draw:type="flowchart-process" draw:enhanced-path="M 0 0 L 21600 0 21600 21600 0 21600 0 0 Z N"/>
        </draw:custom-shape>
        <draw:line draw:style-name="gr25" draw:text-style-name="P2" draw:layer="layout" svg:x1="5.27cm" svg:y1="9.271cm" svg:x2="7.937cm" svg:y2="7.747cm">
          <text:p/>
        </draw:line>
        <draw:line draw:style-name="gr26" draw:text-style-name="P2" draw:layer="layout" svg:x1="14.795cm" svg:y1="6.159cm" svg:x2="11.938cm" svg:y2="7.937cm">
          <text:p/>
        </draw:line>
        <presentation:notes draw:style-name="dp2">
          <draw:page-thumbnail draw:style-name="gr6"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102cm" draw:marker-start="Arrow" draw:marker-start-width="0.356cm" draw:marker-end-width="0.356cm" draw:fill="none" draw:textarea-horizontal-align="justify" draw:textarea-vertical-align="middle" draw:auto-grow-height="false" fo:padding-top="0.051cm" fo:padding-bottom="0.051cm" fo:padding-left="0.051cm" fo:padding-right="0.051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date style:data-style-name="D1" text:date-value="2011-12-02" text:fixed="true">12/2/11</text:dat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draw:frame draw:style-name="Mgr3" draw:text-style-name="MP4" draw:layer="backgroundobjects" svg:width="7.483cm" svg:height="0.841cm" svg:x="1.47cm" svg:y="0.873cm">
        <draw:image xlink:href="Pictures/100002010000029D000000468E42D815.png" xlink:type="simple" xlink:show="embed" xlink:actuate="onLoad">
          <text:p/>
        </draw:image>
      </draw:frame>
      <draw:custom-shape presentation:style-name="Mpr2" draw:text-style-name="MP4" draw:layer="backgroundobjects" svg:width="27.115cm" svg:height="18.415cm" svg:x="0.444cm" svg:y="0.381cm">
        <text:p/>
        <draw:enhanced-geometry svg:viewBox="0 0 21600 21600" draw:type="rectangle" draw:enhanced-path="M 0 0 L 21600 0 21600 21600 0 21600 0 0 Z N"/>
      </draw:custom-shap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ohn fisher</meta:initial-creator>
    <meta:creation-date>2011-12-01T15:36:45</meta:creation-date>
    <meta:editing-duration>PT22H55M35S</meta:editing-duration>
    <meta:editing-cycles>7</meta:editing-cycles>
    <dc:date>2011-12-02T14:48:50</dc:date>
    <dc:creator>john fisher</dc:creator>
    <meta:generator>LibreOffice/3.3$Unix LibreOffice_project/330m19$Build-401</meta:generator>
    <meta:printed-by>john fisher</meta:printed-by>
    <meta:print-date>2011-12-02T14:43:31</meta:print-date>
    <meta:document-statistic meta:object-count="123"/>
  </office:meta>
</office:document-meta>
</file>